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5cm" fo:min-width="8.25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7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9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808080" draw:opacity="100%" draw:textarea-vertical-align="middle" fo:min-height="0.6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6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339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808080" draw:textarea-vertical-align="middle" fo:min-height="0.63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7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75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3.12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76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3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2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8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2.37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8.04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8.55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21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0.21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183cm" fo:min-width="10.17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4cm" loext:decorative="false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7.807cm" loext:decorative="false"/>
      <style:paragraph-properties style:writing-mode="lr-tb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-color="#5983b0"/>
      <style:paragraph-properties fo:text-align="center" style:writing-mode="lr-tb"/>
      <style:text-properties fo:font-size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5983b0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left="0.3cm" fo:margin-right="0cm" fo:margin-top="0cm" fo:margin-bottom="0cm" fo:text-align="center" fo:text-indent="0cm"/>
    </style:style>
    <style:style style:name="P8" style:family="paragraph">
      <loext:graphic-properties draw:fill="solid" draw:fill-color="#808080" draw:opacity="100%"/>
      <style:paragraph-properties fo:margin-left="0.3cm" fo:margin-right="0cm" fo:margin-top="0cm" fo:margin-bottom="0cm" fo:text-align="center" fo:text-indent="0cm"/>
      <style:text-properties fo:color="#ffffff" loext:opacity="100%" fo:background-color="#80808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solid" draw:fill-color="#808080"/>
      <style:paragraph-properties fo:margin-left="0cm" fo:margin-right="0cm" fo:margin-top="0cm" fo:margin-bottom="0cm" fo:text-align="center" fo:text-indent="0cm"/>
      <style:text-properties fo:color="#ffffff" loext:opacity="100%" fo:background-color="#808080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5983b0"/>
      <style:paragraph-properties fo:text-align="center" style:writing-mode="lr-tb"/>
    </style:style>
    <style:style style:name="P16" style:family="paragraph">
      <loext:graphic-properties draw:fill-color="#ff0000"/>
      <style:paragraph-properties fo:text-align="center" style:writing-mode="lr-tb"/>
      <style:text-properties fo:font-size="15pt"/>
    </style:style>
    <style:style style:name="P17" style:family="paragraph">
      <style:paragraph-properties fo:text-align="start"/>
    </style:style>
    <style:style style:name="T1" style:family="text">
      <style:text-properties fo:font-size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 loext:opacity="100%" fo:font-size="8pt" fo:background-color="#808080" style:font-size-asian="8pt" style:font-size-complex="8pt"/>
    </style:style>
    <style:style style:name="T5" style:family="text">
      <style:text-properties fo:font-size="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5983b0" loext:opacity="100%" fo:font-size="8pt" style:font-size-asian="8pt" style:font-size-complex="8pt"/>
    </style:style>
    <style:style style:name="T9" style:family="text">
      <style:text-properties fo:color="#5983b0" loext:opacity="100%" fo:font-size="8pt"/>
    </style:style>
    <style:style style:name="T10" style:family="text">
      <style:text-properties fo:color="#5983b0" loext:opacity="100%" fo:font-size="8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8.75cm" svg:height="0.75cm" svg:x="1.75cm" svg:y="2.4cm">
          <text:p text:style-name="P1"><text:span text:style-name="T1">Ctrl🔶 + MMB Scrol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779cm" svg:height="0.645cm" svg:x="1.221cm" svg:y="3.15cm">
          <draw:text-box>
            <text:p text:style-name="P3"><text:span text:style-name="T2">Scale timeline, graph editor in vertical and/or horizontal axis</text:span></text:p>
          </draw:text-box>
        </draw:frame>
        <draw:custom-shape draw:style-name="gr1" draw:text-style-name="P6" draw:layer="layout" svg:width="8.75cm" svg:height="0.75cm" svg:x="1.751cm" svg:y="3.95cm">
          <text:p text:style-name="P5"><text:span text:style-name="T3">Shift🔼 + RMB Scroll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95cm" svg:height="0.645cm" svg:x="3.5cm" svg:y="4.7cm">
          <draw:text-box>
            <text:p text:style-name="P3"><text:span text:style-name="T2">Scrub the timeline or graph editor </text:span></text:p>
          </draw:text-box>
        </draw:frame>
        <draw:frame draw:style-name="gr4" draw:text-style-name="P8" draw:layer="layout" svg:width="8.5cm" svg:height="0.887cm" svg:x="1.75cm" svg:y="26.341cm">
          <draw:text-box>
            <text:p text:style-name="P7"><text:span text:style-name="T4"><text:s/></text:span><text:span text:style-name="T4">Scrubbing – moving along the timeline of some time spanning event </text:span></text:p>
          </draw:text-box>
        </draw:frame>
        <draw:frame draw:style-name="gr5" draw:text-style-name="P9" draw:layer="layout" svg:width="11.163cm" svg:height="0.962cm" svg:x="11.587cm" svg:y="0.038cm">
          <draw:text-box>
            <text:p>Blender video sequencer cheat sheet </text:p>
          </draw:text-box>
        </draw:frame>
        <draw:frame draw:style-name="gr6" draw:text-style-name="P10" draw:layer="layout" svg:width="7.839cm" svg:height="0.569cm" svg:x="13.5cm" svg:y="1.5cm">
          <draw:text-box>
            <text:p><text:span text:style-name="T5">💡 </text:span><text:span text:style-name="T5">To constrain strips movement use MMB while dragging</text:span></text:p>
          </draw:text-box>
        </draw:frame>
        <draw:frame draw:style-name="gr7" draw:text-style-name="P12" draw:layer="layout" svg:width="8.5cm" svg:height="0.887cm" svg:x="1.75cm" svg:y="27.613cm">
          <draw:text-box>
            <text:p text:style-name="P11"><text:span text:style-name="T4">The higher the channel is the higher priority it has over other channels to display </text:span></text:p>
          </draw:text-box>
        </draw:frame>
        <draw:custom-shape draw:style-name="gr8" draw:text-style-name="P2" draw:layer="layout" svg:width="8.75cm" svg:height="0.75cm" svg:x="1.751cm" svg:y="5.505cm">
          <text:p text:style-name="P1"><text:span text:style-name="T6">Ctrl</text:span><text:span text:style-name="T1">🔶 + Home/End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271cm" svg:height="0.645cm" svg:x="1.5cm" svg:y="6.255cm">
          <draw:text-box>
            <text:p text:style-name="P3"><text:span text:style-name="T2">Set the render timespan of the start/end to current frame</text:span></text:p>
          </draw:text-box>
        </draw:frame>
        <draw:frame draw:style-name="gr10" draw:text-style-name="P10" draw:layer="layout" svg:width="11.767cm" svg:height="0.569cm" svg:x="13.5cm" svg:y="2cm">
          <draw:text-box>
            <text:p><text:span text:style-name="T5">💡 </text:span><text:span text:style-name="T5">Changing fame rate causes the strips (video or image sequences, etc) to align in time </text:span></text:p>
          </draw:text-box>
        </draw:frame>
        <draw:frame draw:style-name="gr11" draw:text-style-name="P9" draw:layer="layout" svg:width="5.126cm" svg:height="0.962cm" svg:x="27cm" svg:y="1.5cm">
          <draw:text-box>
            <text:p>Properties panel</text:p>
          </draw:text-box>
        </draw:frame>
        <draw:frame draw:style-name="gr12" draw:text-style-name="P13" draw:layer="layout" svg:width="14.299cm" svg:height="0.569cm" svg:x="27.039cm" svg:y="2.5cm">
          <draw:text-box>
            <text:p><text:span text:style-name="T7">💡 </text:span><text:span text:style-name="T7">Source subpanel </text:span><text:span text:style-name="T8">(7. from top)</text:span><text:span text:style-name="T7"> displays currently selected clip data such as video resolution and framerate </text:span></text:p>
          </draw:text-box>
        </draw:frame>
        <draw:frame draw:style-name="gr13" draw:text-style-name="P10" draw:layer="layout" svg:width="12.254cm" svg:height="0.569cm" svg:x="13.5cm" svg:y="2.5cm">
          <draw:text-box>
            <text:p><text:span text:style-name="T5">💡 </text:span><text:span text:style-name="T5">Use proxies for the preview to render faster </text:span><text:span text:style-name="T9"><text:s/>(can be enabled in the properties side panel) </text:span></text:p>
          </draw:text-box>
        </draw:frame>
        <draw:frame draw:style-name="gr14" draw:text-style-name="P13" draw:layer="layout" svg:width="13.626cm" svg:height="0.887cm" svg:x="27.038cm" svg:y="3.05cm">
          <draw:text-box>
            <text:p><text:span text:style-name="T7">💡 </text:span><text:span text:style-name="T7">Each strip can have a distinct color tag, which can be changed by using the “palette” icon <text:s/>on the top </text:span><text:span text:style-name="T7"><text:line-break/></text:span><text:span text:style-name="T7"> <text:s text:c="4"/>right corner of the properties panel </text:span></text:p>
          </draw:text-box>
        </draw:frame>
        <draw:custom-shape draw:style-name="gr8" draw:text-style-name="P6" draw:layer="layout" svg:width="8.75cm" svg:height="0.75cm" svg:x="1.751cm" svg:y="7.15cm">
          <text:p text:style-name="P5"><text:span text:style-name="T3">K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9.525cm" svg:height="0.645cm" svg:x="1.475cm" svg:y="7.9cm">
          <draw:text-box>
            <text:p text:style-name="P3"><text:span text:style-name="T2">Cut the selected strips at the position of the current frame </text:span></text:p>
          </draw:text-box>
        </draw:frame>
        <draw:frame draw:style-name="gr16" draw:text-style-name="P14" draw:layer="layout" svg:width="9.5cm" svg:height="1.841cm" svg:x="1.5cm" svg:y="8.255cm">
          <draw:text-box>
            <text:p text:style-name="P3"><text:span text:style-name="T7">After the operation is done the result stripes ha selected depending on where the mouse was positioned before, either</text:span></text:p>
            <text:p text:style-name="P3"><text:span text:style-name="T7"><text:s/></text:span><text:span text:style-name="T7">the stripes on the left <text:s/>are selected if the mouse <text:s/>was to the left side of the current frame <text:s/>position or - analogously - on the right side </text:span></text:p>
            <text:p text:style-name="P3"><text:span text:style-name="T7"/></text:p>
          </draw:text-box>
        </draw:frame>
        <draw:frame draw:style-name="gr17" draw:text-style-name="P10" draw:layer="layout" svg:width="6.264cm" svg:height="0.569cm" svg:x="13.5cm" svg:y="3cm">
          <draw:text-box>
            <text:p><text:span text:style-name="T5">💡 </text:span><text:span text:style-name="T5">Blade tool can’t cut multiple strips at once </text:span></text:p>
          </draw:text-box>
        </draw:frame>
        <draw:frame draw:style-name="gr18" draw:text-style-name="P10" draw:layer="layout" svg:width="10.807cm" svg:height="0.569cm" svg:x="15.33cm" svg:y="5.181cm">
          <draw:text-box>
            <text:p><text:span text:style-name="T5">➡️ </text:span><text:span text:style-name="T5">The strip <text:s/>selection comprises of either the whole strip or one of it’s boundaries </text:span></text:p>
          </draw:text-box>
        </draw:frame>
        <draw:frame draw:style-name="gr19" draw:text-style-name="P9" draw:layer="layout" svg:width="3.644cm" svg:height="0.962cm" svg:x="15cm" svg:y="4.25cm">
          <draw:text-box>
            <text:p>Key points </text:p>
          </draw:text-box>
        </draw:frame>
        <draw:custom-shape draw:style-name="gr8" draw:text-style-name="P2" draw:layer="layout" svg:width="8.75cm" svg:height="0.75cm" svg:x="1.75cm" svg:y="14.75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6.126cm" svg:height="0.645cm" svg:x="2.75cm" svg:y="15.5cm">
          <draw:text-box>
            <text:p text:style-name="P3"><text:span text:style-name="T2">Rename the currently selected strip </text:span></text:p>
          </draw:text-box>
        </draw:frame>
        <draw:custom-shape draw:style-name="gr8" draw:text-style-name="P2" draw:layer="layout" svg:width="8.75cm" svg:height="0.75cm" svg:x="1.75cm" svg:y="13.25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7.982cm" svg:height="0.645cm" svg:x="2cm" svg:y="14cm">
          <draw:text-box>
            <text:p text:style-name="P3"><text:span text:style-name="T2">Frame all strips in the sequencer within the view</text:span></text:p>
          </draw:text-box>
        </draw:frame>
        <draw:custom-shape draw:style-name="gr8" draw:text-style-name="P15" draw:layer="layout" svg:width="8.75cm" svg:height="0.75cm" svg:x="1.75cm" svg:y="9.9cm">
          <text:p text:style-name="P3"><text:span text:style-name="T3">Shift🔼+ D</text:span></text:p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874cm" svg:height="0.645cm" svg:x="4.626cm" svg:y="10.65cm">
          <draw:text-box>
            <text:p text:style-name="P3"><text:span text:style-name="T2">Duplicate strip</text:span></text:p>
          </draw:text-box>
        </draw:frame>
        <draw:custom-shape draw:style-name="gr8" draw:text-style-name="P6" draw:layer="layout" svg:width="8.75cm" svg:height="0.75cm" svg:x="1.75cm" svg:y="11.4cm">
          <text:p text:style-name="P5"><text:span text:style-name="T3">Shift🔼 + S</text:span>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8.549cm" svg:height="1.039cm" svg:x="1.75cm" svg:y="12.111cm">
          <draw:text-box>
            <text:p text:style-name="P3"><text:span text:style-name="T2">Move there currently selected strip so the beginning</text:span></text:p>
            <text:p text:style-name="P3"><text:span text:style-name="T2"><text:s/></text:span><text:span text:style-name="T2">is at the current frame (playhead)</text:span></text:p>
          </draw:text-box>
        </draw:frame>
        <draw:custom-shape draw:style-name="gr8" draw:text-style-name="P2" draw:layer="layout" svg:width="8.75cm" svg:height="0.75cm" svg:x="1.75cm" svg:y="16.25cm">
          <text:p text:style-name="P1"><text:span text:style-name="T1">PageUp/PageDown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9.057cm" svg:height="0.645cm" svg:x="1.5cm" svg:y="16.955cm">
          <draw:text-box>
            <text:p text:style-name="P3"><text:span text:style-name="T2">Move between beginnings and endings of all the strips </text:span></text:p>
          </draw:text-box>
        </draw:frame>
        <draw:custom-shape draw:style-name="gr8" draw:text-style-name="P6" draw:layer="layout" svg:width="8.75cm" svg:height="0.75cm" svg:x="1.75cm" svg:y="17.75cm">
          <text:p text:style-name="P5"><text:span text:style-name="T3">Shift🔼 + S</text:span>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8.549cm" svg:height="1.039cm" svg:x="1.75cm" svg:y="18.461cm">
          <draw:text-box>
            <text:p text:style-name="P3"><text:span text:style-name="T2">Move there currently selected strip so the beginning</text:span></text:p>
            <text:p text:style-name="P3"><text:span text:style-name="T2"><text:s/></text:span><text:span text:style-name="T2">is at the current frame (playhead)</text:span></text:p>
          </draw:text-box>
        </draw:frame>
        <draw:frame draw:style-name="gr25" draw:text-style-name="P9" draw:layer="layout" svg:width="3.209cm" svg:height="0.962cm" svg:x="1.6cm" svg:y="1cm">
          <draw:text-box>
            <text:p>🔼 - Shift</text:p>
          </draw:text-box>
        </draw:frame>
        <draw:frame draw:style-name="gr26" draw:text-style-name="P9" draw:layer="layout" svg:width="2.925cm" svg:height="0.962cm" svg:x="4.725cm" svg:y="1cm">
          <draw:text-box>
            <text:p>🔶 - Ctrl</text:p>
          </draw:text-box>
        </draw:frame>
        <draw:frame draw:style-name="gr27" draw:text-style-name="P10" draw:layer="layout" svg:width="10.712cm" svg:height="0.569cm" svg:x="15.33cm" svg:y="5.75cm">
          <draw:text-box>
            <text:p><text:span text:style-name="T5">➡️ </text:span><text:span text:style-name="T5">Proxies allow smooth preview for the playback</text:span></text:p>
          </draw:text-box>
        </draw:frame>
        <draw:frame draw:style-name="gr28" draw:text-style-name="P10" draw:layer="layout" svg:width="10.712cm" svg:height="0.887cm" svg:x="15.75cm" svg:y="6.25cm">
          <draw:text-box>
            <text:p><text:span text:style-name="T5">⚠️ </text:span><text:span text:style-name="T5">They are automatically set up by Blender and this setting can be changed in </text:span></text:p>
            <text:p><text:span text:style-name="T5"><text:s text:c="5"/></text:span><text:span text:style-name="T5">the preferences window, in the system tab </text:span></text:p>
          </draw:text-box>
        </draw:frame>
        <draw:custom-shape draw:style-name="gr8" draw:text-style-name="P6" draw:layer="layout" svg:width="8.75cm" svg:height="0.75cm" svg:x="1.75cm" svg:y="19.567cm">
          <text:p text:style-name="P5"><text:span text:style-name="T3">Alt🔄 + R/S/G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10.673cm" svg:height="1.433cm" svg:x="0.827cm" svg:y="20.317cm">
          <draw:text-box>
            <text:p text:style-name="P3"><text:span text:style-name="T2">Reset the rotation/scale/position of a displayed strip</text:span></text:p>
            <text:p text:style-name="P3"><text:span text:style-name="T10">(similarly to the <text:s/>shortcuts used in the 3d viewport while transforming an object) </text:span><text:span text:style-name="T2"><text:s/></text:span></text:p>
            <text:p text:style-name="P3"><text:span text:style-name="T2"/></text:p>
          </draw:text-box>
        </draw:frame>
        <draw:frame draw:style-name="gr30" draw:text-style-name="P9" draw:layer="layout" svg:width="2.644cm" svg:height="0.962cm" svg:x="7.75cm" svg:y="1cm">
          <draw:text-box>
            <text:p>🔄 - Alt</text:p>
          </draw:text-box>
        </draw:frame>
        <draw:custom-shape draw:style-name="gr31" draw:text-style-name="P16" draw:layer="layout" svg:width="8.75cm" svg:height="0.75cm" svg:x="15.75cm" svg:y="25.9cm">
          <text:p text:style-name="P1"><text:span text:style-name="T6">Ctrll</text:span><text:span text:style-name="T1">🔶 + F12</text:span></text:p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8.307cm" svg:height="1.039cm" svg:x="16cm" svg:y="26.711cm">
          <draw:text-box>
            <text:p text:style-name="P3"><text:span text:style-name="T2">Render the animation to the output file set in the </text:span></text:p>
            <text:p text:style-name="P3"><text:span text:style-name="T11">Output Properties</text:span><text:span text:style-name="T2"> tab</text:span></text:p>
          </draw:text-box>
        </draw:frame>
        <draw:frame draw:style-name="gr17" draw:text-style-name="P10" draw:layer="layout" svg:width="11.57cm" svg:height="0.887cm" svg:x="14.644cm" svg:y="27.681cm">
          <draw:text-box>
            <text:p text:style-name="P17"><text:span text:style-name="T5">💡 </text:span><text:span text:style-name="T5">In order to output only the elder of the movie use render audio in the render menu.</text:span></text:p>
            <text:p text:style-name="P17"><text:span text:style-name="T5"><text:s text:c="5"/></text:span><text:span text:style-name="T5">It will be possible to set what type of file to output the audio to in an following window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4T15:28:22.970000000</meta:creation-date>
    <dc:date>2025-01-26T09:51:05.854000000</dc:date>
    <meta:editing-duration>PT2H15M9S</meta:editing-duration>
    <meta:editing-cycles>10</meta:editing-cycles>
    <meta:generator>LibreOffice/24.8.4.2$Windows_X86_64 LibreOffice_project/bb3cfa12c7b1bf994ecc5649a80400d06cd71002</meta:generator>
    <meta:document-statistic meta:object-count="43"/>
  </office:meta>
</office:document-meta>
</file>